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unione del 22 ottobre 2012</text:p>
      <text:p text:style-name="P1">Presenti Ciccio, Barna</text:p>
      <text:p text:style-name="Standard"/>
      <text:p text:style-name="Standard"><text:tab/>Argomento: <text:subject>Verifiche fatte su rel. 0.10</text:subject></text:p>
      <text:p text:style-name="Standard"><text:tab/>Titolo: <text:tab/><text:title>Modifiche richieste</text:title></text:p>
      <text:h text:style-name="Heading_20_1" text:outline-level="1">Verifiche fatte</text:h>
      <text:p text:style-name="Text_20_body">La configurazione è stata accettata. Non si tocca più nulla di importante.</text:p>
      <text:h text:style-name="Heading_20_1" text:outline-level="1">Decisioni prese</text:h>
      <text:p text:style-name="Text_20_body">La funzione di Crop con il selettore rettangolare, non serve. Va eliminata. Le foto si croppano tramite delle cornici trasparenti.</text:p>
      <text:p text:style-name="Text_20_body">Quando si applica una maschera, non si crea più una nuova foto intestata al fotografo fasullo “Foto‑Retouch”, ma si modifica direttamente la prima delle foto inserite nella maschera.</text:p>
      <text:h text:style-name="Heading_20_1" text:outline-level="1">Modifiche da fare / bachi da correggere</text:h>
      <text:p text:style-name="Text_20_body">Urgente: Fare un setup di tipo DEMO che dura un mese (<text:a xlink:type="simple" xlink:href="https://bitbucket.org/digiPHOTO/lumen/issue/150/creare-setup-che-dura-un-mese-per-versione">Issue #150</text:a>)</text:p>
      <text:p text:style-name="Text_20_body">Maschere fare un expander sulla sinistra con 4 file di cornici e scrollbar. Ridurre a 3 colonne la UniformGrid per il ritocco. (<text:a xlink:type="simple" xlink:href="https://bitbucket.org/digiPHOTO/lumen/issue/149/expander-delle-maschere-sulla-sinistra">Issue #149</text:a>)</text:p>
      <text:p text:style-name="Text_20_body">Adorner su fotoritocco: spostare su tutta la foto (ingrandire la maniglietta centrale). <text:a xlink:type="simple" xlink:href="https://bitbucket.org/digiPHOTO/lumen/issue/151/fotoritocco-spostare-la-foto-pi-facile">Issue #151</text:a></text:p>
      <text:p text:style-name="Text_20_body">Quando doppio clicco su una immagine, deve passare in fronte alle altre (Bring to front). <text:a xlink:type="simple" xlink:href="https://bitbucket.org/digiPHOTO/lumen/issue/152/gestione-maschere-bring-to-front">Issue #152</text:a></text:p>
      <text:p text:style-name="Text_20_body">Se possibile, agire su chiaro/scuro anche quando creo la maschera.</text:p>
      <text:p text:style-name="Text_20_body">Configurazione: il pulsante salva deve anche uscire (<text:a xlink:type="simple" xlink:href="https://bitbucket.org/digiPHOTO/lumen/issue/153/configurazione-salva-ed-esci">Issue #153</text:a>)</text:p>
      <text:p text:style-name="Text_20_body">Configurazione: poter caricare (import) il user.config da cartella esterna (tipo chiavetta). 2013 (<text:a xlink:type="simple" xlink:href="https://bitbucket.org/digiPHOTO/lumen/issue/154/configurazione-import-flle">Issue #154</text:a>)</text:p>
      <text:p text:style-name="Text_20_body">Maschere: quando scelgo la maschera non si vede il contorno di dove arriva. Fare un Border oppure un colore di background diverso (<text:a xlink:type="simple" xlink:href="https://bitbucket.org/digiPHOTO/lumen/issue/155/maschera-delineare-il-contorno">Issue #155</text:a>)</text:p>
      <text:p text:style-name="Text_20_body">Crop gestire con 4 maschere trasparenti. 2 verticali (4/3 e 3/2) e 2 orizzonali. Dove le metto ? (<text:a xlink:type="simple" xlink:href="https://bitbucket.org/digiPHOTO/lumen/issue/156/crop-gestire-con-maschere-trasparenti">Issue #156</text:a>)</text:p>
      <text:p text:style-name="Text_20_body">Maschera: non creare più il clone, ma modificare la prima foto che è stata aggiunta. (<text:a xlink:type="simple" xlink:href="https://bitbucket.org/digiPHOTO/lumen/issue/157/maschere-non-clonare-pi">Issue #157</text:a>).</text:p>
      <text:p text:style-name="Text_20_body">Funzione di duplicazione (clone) di una foto. Clonare tutte le info tranne il numero foto e soprattutto le modifiche. Forse si può clonare anche il numero ??? (<text:a xlink:type="simple" xlink:href="https://bitbucket.org/digiPHOTO/lumen/issue/158/clone-di-una-foto">Issue #158</text:a>)</text:p>
      <text:p text:style-name="Text_20_body">Eliminare la funzione di Crop. Non serve più. </text:p>
      <text:p text:style-name="Text_20_body">Parametri ricerca gallery: il Calendario farlo in popup e gestire due TextBox in modo da recuperare spazio verticale.<text:line-break/>Mettere le scrollbar nelle due liste (eventi e fotografi) in modo da recuperare spazio verticale.<text:line-break/>(<text:a xlink:type="simple" xlink:href="https://bitbucket.org/digiPHOTO/lumen/issue/160/gallery-ricerca-recuperare-spazio">Issue #160</text:a>). Farle più basse.</text:p>
      <text:p text:style-name="Text_20_body">Cambiare di posto i TabItem “Aggiusta” con “Mostra”. <text:line-break/>Poi Aggiusta diventa “Correggi”.<text:line-break/>Poi Mostra diventa “Gallery”</text:p>
      <text:p text:style-name="Text_20_body">Nella Gallery evidenziare area stampabile su tutte le foto come nel vecchio digiphoto. Nelle opzioni una spunta per dire se vuoi l'area solida (grigia). <text:a xlink:type="simple" xlink:href="https://bitbucket.org/digiPHOTO/lumen/issue/161/nella-gallery-evidenziare-area-stampabile">Issue #161</text:a></text:p>
      <text:p text:style-name="Text_20_body">Di fianco al bamboccio che corre (slide show attivo) visualizzare il numero della foto. In colore <text:soft-page-break/>verde. Sposare tutto sulla StatusBar principale. <text:a xlink:type="simple" xlink:href="https://bitbucket.org/digiPHOTO/lumen/issue/162/pupazzo-che-corre-slideshow">Issue #162</text:a></text:p>
      <text:p text:style-name="Text_20_body">Fare istruzioni sul sito per dire dove sono i <text:s/>log, le foto, il database, e la configurazione.</text:p>
      <text:p text:style-name="Text_20_body">Fare password per ciccio per BitBucket.</text:p>
      <text:h text:style-name="Heading_20_1" text:outline-level="1">RIMANE IN SOSPESO</text:h>
      <text:p text:style-name="Text_20_body">Duplicazione del monitor sul form pubblico. Al contrario di quanto deciso inizialmente, pare che ora sia importante duplicare il monitor di lavoro. Siccome abbiamo già sviluppato una funzione del programma che esegue lo scambio tra desktop esteso e desktop duplicato, Ciccio deve fare delle prove per vedere se è usabile. Infatti lo switch è un po' lento, e sfarfalla il monitor. Rimane da decid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ffcc99" style:shadow="none">
        <style:background-image/>
      </style:paragraph-properties>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2-10-22T21:36:44.30</meta:creation-date>
    <dc:date>2012-10-24T22:14:42.36</dc:date>
    <dc:creator>Luca Bernardini</dc:creator>
    <meta:editing-duration>PT2H55M12S</meta:editing-duration>
    <meta:editing-cycles>32</meta:editing-cycles>
    <meta:generator>OpenOffice.org/3.3$Win32 OpenOffice.org_project/330m20$Build-9567</meta:generator>
    <dc:subject>Verifiche fatte su rel. 0.10</dc:subject>
    <dc:title>Modifiche richieste</dc:title>
    <meta:document-statistic meta:table-count="0" meta:image-count="0" meta:object-count="0" meta:page-count="2" meta:paragraph-count="30" meta:word-count="486" meta:character-count="3012"/>
  </office:meta>
</office:document-meta>
</file>